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indPanel" style:family="table">
      <style:table-properties style:width="24.185cm" table:align="margins"/>
    </style:style>
    <style:style style:name="FindPanel.A" style:family="table-column">
      <style:table-column-properties style:column-width="8.061cm" style:rel-column-width="21845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C1" style:family="table-cell">
      <style:table-cell-properties fo:padding="0.097cm" fo:border="0.05pt solid #000000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rsid="01af4662"/>
    </style:style>
    <style:style style:name="P3" style:family="paragraph" style:parent-style-name="jil_5f_body">
      <style:text-properties officeooo:rsid="01af4662" officeooo:paragraph-rsid="01af4662"/>
    </style:style>
    <style:style style:name="P4" style:family="paragraph" style:parent-style-name="Table_20_Contents">
      <style:paragraph-properties fo:text-align="justify" style:justify-single-word="false"/>
      <style:text-properties style:font-name="Book Antiqua" fo:font-size="11pt" style:font-name-asian="宋体1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Book Antiqua" fo:font-size="11pt" officeooo:rsid="01af4662" officeooo:paragraph-rsid="01af4662" style:font-name-asian="宋体1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Book Antiqua" fo:font-size="11pt" officeooo:rsid="01b10d39" style:font-name-asian="宋体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Book Antiqua" fo:font-size="11pt" officeooo:rsid="01b10d39" officeooo:paragraph-rsid="01b10d39" style:font-name-asian="宋体1" style:font-size-asian="10.5pt" style:font-size-complex="12pt"/>
    </style:style>
    <style:style style:name="P8" style:family="paragraph" style:parent-style-name="jil_5f_title" style:master-page-name="Standard">
      <style:paragraph-properties style:page-number="auto"/>
      <style:text-properties officeooo:rsid="01af4662" officeooo:paragraph-rsid="01af4662"/>
    </style:style>
    <style:style style:name="P9" style:family="paragraph" style:parent-style-name="Table_20_Contents">
      <style:paragraph-properties fo:text-align="justify" style:justify-single-word="false"/>
      <style:text-properties style:font-name="Book Antiqua" fo:font-size="11pt" officeooo:rsid="01b2f808" style:font-name-asian="宋体1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b2f808" style:font-name-asian="宋体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cons</text:p>
      <text:p text:style-name="P3"/>
      <text:p text:style-name="jil_5f_title_5f_2">Find Panel</text:p>
      <table:table table:name="FindPanel" table:style-name="FindPanel">
        <table:table-column table:style-name="FindPanel.A" table:number-columns-repeated="3"/>
        <table:table-row>
          <table:table-cell table:style-name="FindPanel.A1" office:value-type="string">
            <text:p text:style-name="jil_5f_table_5f_title_5f_center">Name</text:p>
          </table:table-cell>
          <table:table-cell table:style-name="FindPanel.A1" office:value-type="string">
            <text:p text:style-name="jil_5f_table_5f_title_5f_center">File Name</text:p>
          </table:table-cell>
          <table:table-cell table:style-name="FindPanel.C1" office:value-type="string">
            <text:p text:style-name="jil_5f_table_5f_title_5f_center">Google material-design-icons</text:p>
          </table:table-cell>
        </table:table-row>
        <table:table-row>
          <table:table-cell table:style-name="FindPanel.A2" office:value-type="string">
            <text:p text:style-name="P5">Location</text:p>
          </table:table-cell>
          <table:table-cell table:style-name="FindPanel.A2" office:value-type="string">
            <text:p text:style-name="P5">location.png</text:p>
          </table:table-cell>
          <table:table-cell table:style-name="FindPanel.C2" office:value-type="string">
            <text:p text:style-name="P5">navigation\ic_arrow_drop_up</text:p>
          </table:table-cell>
        </table:table-row>
        <table:table-row>
          <table:table-cell table:style-name="FindPanel.A2" office:value-type="string">
            <text:p text:style-name="P6">Match Whole Word</text:p>
          </table:table-cell>
          <table:table-cell table:style-name="FindPanel.A2" office:value-type="string">
            <text:p text:style-name="P7">whole_word.png</text:p>
          </table:table-cell>
          <table:table-cell table:style-name="FindPanel.C2" office:value-type="string">
            <text:p text:style-name="P7"/>
          </table:table-cell>
        </table:table-row>
        <table:table-row>
          <table:table-cell table:style-name="FindPanel.A2" office:value-type="string">
            <text:p text:style-name="P9">Add</text:p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10">content\ic_add</text:p>
          </table:table-cell>
        </table:table-row>
        <table:table-row>
          <table:table-cell table:style-name="FindPanel.A2" office:value-type="string">
            <text:p text:style-name="P10">Close</text:p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10">navigation\ic_close</text:p>
          </table:table-cell>
        </table:table-row>
        <table:table-row>
          <table:table-cell table:style-name="FindPanel.A2" office:value-type="string">
            <text:p text:style-name="P4"/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font-variant="normal" fo:text-transform="none" style:font-name="Georgia2" fo:font-family="Georgia" style:font-style-name="粗体" style:font-family-generic="roman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Bitstream Vera Sans Mono" fo:font-family="'Bitstream Vera Sans Mono'" style:font-style-name="Bold" style:font-family-generic="modern" style:font-pitch="fixed" fo:font-size="10.5pt" fo:font-style="normal" fo:font-weight="bold" style:font-name-asian="宋体4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0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5M17S</meta:editing-duration>
    <meta:editing-cycles>406</meta:editing-cycles>
    <meta:generator>LibreOffice/4.3.5.2$Windows_x86 LibreOffice_project/3a87456aaa6a95c63eea1c1b3201acedf0751bd5</meta:generator>
    <meta:creation-date>2012-11-15T12:29:24.83</meta:creation-date>
    <dc:date>2016-02-03T10:32:51.938000000</dc:date>
    <meta:document-statistic meta:table-count="1" meta:image-count="0" meta:object-count="0" meta:page-count="1" meta:paragraph-count="16" meta:word-count="21" meta:character-count="176" meta:non-whitespace-character-count="171"/>
    <meta:user-defined meta:name="Info 1"/>
    <meta:user-defined meta:name="Info 2"/>
    <meta:user-defined meta:name="Info 3"/>
    <meta:user-defined meta:name="Info 4"/>
  </office:meta>
</office:document-meta>
</file>